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D0000013C44A6937FED5D44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078in" svg:y="7.5626in" svg:width="4.6764in" svg:height="1.8181in" draw:z-index="0"><draw:image xlink:href="Pictures/100000010000032D0000013C44A6937FED5D44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6T12:33:23.345000000</dc:date>
    <meta:editing-duration>PT5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3.2$Windows_X86_64 LibreOffice_project/d1d0ea68f081ee2800a922cac8f79445e4603348</meta:generator>
  </office:meta>
</office:document-meta>
</file>